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16.21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33.83mm"/>
    </style:style>
    <style:style style:name="co5" style:family="table-column">
      <style:table-column-properties fo:break-before="auto" style:column-width="66.52mm"/>
    </style:style>
    <style:style style:name="co6" style:family="table-column">
      <style:table-column-properties fo:break-before="auto" style:column-width="54.84mm"/>
    </style:style>
    <style:style style:name="co7" style:family="table-column">
      <style:table-column-properties fo:break-before="auto" style:column-width="147.18mm"/>
    </style:style>
    <style:style style:name="co8" style:family="table-column">
      <style:table-column-properties fo:break-before="auto" style:column-width="40.6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r_BOM_fiy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tock Code</text:p>
          </table:table-cell>
          <table:table-cell table:style-name="ce1" office:value-type="string" calcext:value-type="string">
            <text:p>PCB 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Capacito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,C6,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99-C0603C106M7PAC7411CT-ND</text:p>
          </table:table-cell>
          <table:table-cell office:value-type="string" calcext:value-type="string">
            <text:p>0603_CAP</text:p>
          </table:table-cell>
          <table:table-cell office:value-type="string" calcext:value-type="string">
            <text:p>CAP CER 10UF 4V X5R 0603</text:p>
          </table:table-cell>
          <table:table-cell office:value-type="string" calcext:value-type="string">
            <text:p>C0603C106M7PAC74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2-C3,C7,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399-1096-1-ND</text:p>
          </table:table-cell>
          <table:table-cell office:value-type="string" calcext:value-type="string">
            <text:p>0603_CAP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C0603C104K4RACT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4-C5,C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399-C0603C102J5RAC7411CT-ND</text:p>
          </table:table-cell>
          <table:table-cell office:value-type="string" calcext:value-type="string">
            <text:p>0603_CAP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C0603C102J5RAC74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99-3684-1-ND</text:p>
          </table:table-cell>
          <table:table-cell office:value-type="string" calcext:value-type="string">
            <text:p>1206 CAP POLARIZE</text:p>
          </table:table-cell>
          <table:table-cell office:value-type="string" calcext:value-type="string">
            <text:p>CAP TANT 10UF 10% 10V 1206</text:p>
          </table:table-cell>
          <table:table-cell office:value-type="string" calcext:value-type="string">
            <text:p>T491A106K010A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istor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1,R3,R11,R13,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0603_RES</text:p>
          </table:table-cell>
          <table:table-cell office:value-type="string" calcext:value-type="string">
            <text:p>RES SMD 10K OHM 1% 1/10W 0603</text:p>
          </table:table-cell>
          <table:table-cell office:value-type="string" calcext:value-type="string">
            <text:p>RC0603FR-0710K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istor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,R5,R7,R9,R1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311-100HRCT-ND</text:p>
          </table:table-cell>
          <table:table-cell office:value-type="string" calcext:value-type="string">
            <text:p>0603_RES</text:p>
          </table:table-cell>
          <table:table-cell office:value-type="string" calcext:value-type="string">
            <text:p>RES SMD 100 OHM 1% 1/10W 0603</text:p>
          </table:table-cell>
          <table:table-cell office:value-type="string" calcext:value-type="string">
            <text:p>RC0603FR-07100R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isto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4,R6,R8,R10</text:p>
          </table:table-cell>
          <table:table-cell office:value-type="string" calcext:value-type="string">
            <text:p>255R</text:p>
          </table:table-cell>
          <table:table-cell office:value-type="string" calcext:value-type="string">
            <text:p>311-255HRCT-ND</text:p>
          </table:table-cell>
          <table:table-cell office:value-type="string" calcext:value-type="string">
            <text:p>0603_RES</text:p>
          </table:table-cell>
          <table:table-cell office:value-type="string" calcext:value-type="string">
            <text:p>RES SMD 255 OHM 1% 1/10W 0603</text:p>
          </table:table-cell>
          <table:table-cell office:value-type="string" calcext:value-type="string">
            <text:p>RC0603FR-07255R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is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311-10.0HRCT-ND</text:p>
          </table:table-cell>
          <table:table-cell office:value-type="string" calcext:value-type="string">
            <text:p>0603_RES</text:p>
          </table:table-cell>
          <table:table-cell office:value-type="string" calcext:value-type="string">
            <text:p>RES SMD 10 OHM 1% 1/10W 0603</text:p>
          </table:table-cell>
          <table:table-cell office:value-type="string" calcext:value-type="string">
            <text:p>RC0603FR-0710R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is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HRCT-ND</text:p>
          </table:table-cell>
          <table:table-cell office:value-type="string" calcext:value-type="string">
            <text:p>0603_RES</text:p>
          </table:table-cell>
          <table:table-cell office:value-type="string" calcext:value-type="string">
            <text:p>RES SMD 1K OHM 1% 1/10W 0603</text:p>
          </table:table-cell>
          <table:table-cell office:value-type="string" calcext:value-type="string">
            <text:p>RC0603FR-071K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is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311-0.0HRCT-ND</text:p>
          </table:table-cell>
          <table:table-cell office:value-type="string" calcext:value-type="string">
            <text:p>0603_RES</text:p>
          </table:table-cell>
          <table:table-cell office:value-type="string" calcext:value-type="string">
            <text:p>RES 0 OHM JUMPER 1/10W 0603</text:p>
          </table:table-cell>
          <table:table-cell office:value-type="string" calcext:value-type="string">
            <text:p>RC0603FR-070R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egrated Circui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WROOM-32D</text:p>
          </table:table-cell>
          <table:table-cell office:value-type="string" calcext:value-type="string">
            <text:p>1965-ESP32-WROOM-32D(4MB)CT-ND</text:p>
          </table:table-cell>
          <table:table-cell office:value-type="string" calcext:value-type="string">
            <text:p>ESP32-WROOM-32D-UPDATED</text:p>
          </table:table-cell>
          <table:table-cell office:value-type="string" calcext:value-type="string">
            <text:p>RX TXRX MOD WIFI TRACE ANT SMD</text:p>
          </table:table-cell>
          <table:table-cell office:value-type="string" calcext:value-type="string">
            <text:p>ESP32-WROOM-32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egrated Circui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4921-E/MS</text:p>
          </table:table-cell>
          <table:table-cell office:value-type="string" calcext:value-type="string">
            <text:p>MCP4921-E/MS-ND</text:p>
          </table:table-cell>
          <table:table-cell office:value-type="string" calcext:value-type="string">
            <text:p>SOP65P490X110-8N</text:p>
          </table:table-cell>
          <table:table-cell office:value-type="string" calcext:value-type="string">
            <text:p>IC DAC 12BIT V-OUT 8MSOP</text:p>
          </table:table-cell>
          <table:table-cell office:value-type="string" calcext:value-type="string">
            <text:p>MCP4921-E/M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nsis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MG3414U</text:p>
          </table:table-cell>
          <table:table-cell office:value-type="string" calcext:value-type="string">
            <text:p>DMG3414U-7DICT-ND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20V, 4.2A @ 25°C, 1.3W, Single N-Channel HEXFET Power MOSFET in a Micro 3 package</text:p>
          </table:table-cell>
          <table:table-cell office:value-type="string" calcext:value-type="string">
            <text:p>IRLML2502T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SMTB-0940-T-3V-R</text:p>
          </table:table-cell>
          <table:table-cell office:value-type="string" calcext:value-type="string">
            <text:p>668-SMTB-0940-T-3V-RCT-ND</text:p>
          </table:table-cell>
          <table:table-cell office:value-type="string" calcext:value-type="string">
            <text:p>SMTB-0940-T-3V-R</text:p>
          </table:table-cell>
          <table:table-cell office:value-type="string" calcext:value-type="string">
            <text:p>BUZZER PIEZO 3V 9X9MM SMD</text:p>
          </table:table-cell>
          <table:table-cell office:value-type="string" calcext:value-type="string">
            <text:p>SMTB-0940-T-3V-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20-7920242R</text:p>
          </table:table-cell>
          <table:table-cell office:value-type="string" calcext:value-type="string">
            <text:p>952-3202-1-ND</text:p>
          </table:table-cell>
          <table:table-cell office:value-type="string" calcext:value-type="string">
            <text:p>M207920242R</text:p>
          </table:table-cell>
          <table:table-cell office:value-type="string" calcext:value-type="string">
            <text:p>CONN RCPT 4POS 0.1 GOLD SMD R/A</text:p>
          </table:table-cell>
          <table:table-cell office:value-type="string" calcext:value-type="string">
            <text:p>M20-7920242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3</text:p>
          </table:table-cell>
          <table:table-cell table:number-columns-repeated="3" office:value-type="float" office:value="687112149022" calcext:value-type="float">
            <text:p>687112149022</text:p>
          </table:table-cell>
          <table:table-cell office:value-type="string" calcext:value-type="string">
            <text:p>CONN .5MM HORZ BOTTOM SMD 12POS</text:p>
          </table:table-cell>
          <table:table-cell office:value-type="float" office:value="687112149022" calcext:value-type="float">
            <text:p>6871121490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4</text:p>
          </table:table-cell>
          <table:table-cell office:value-type="float" office:value="690367280476" calcext:value-type="float">
            <text:p>690367280476</text:p>
          </table:table-cell>
          <table:table-cell office:value-type="string" calcext:value-type="string">
            <text:p>732-1964-1-ND</text:p>
          </table:table-cell>
          <table:table-cell office:value-type="float" office:value="690367280476" calcext:value-type="float">
            <text:p>690367280476</text:p>
          </table:table-cell>
          <table:table-cell office:value-type="string" calcext:value-type="string">
            <text:p>CONN RCPT 4POS 0.1 TIN SMD</text:p>
          </table:table-cell>
          <table:table-cell office:value-type="float" office:value="690367280476" calcext:value-type="float">
            <text:p>6903672804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D1-LD4</text:p>
          </table:table-cell>
          <table:table-cell office:value-type="string" calcext:value-type="string">
            <text:p>155124M173200</text:p>
          </table:table-cell>
          <table:table-cell office:value-type="string" calcext:value-type="string">
            <text:p>732-11414-1-ND</text:p>
          </table:table-cell>
          <table:table-cell office:value-type="string" calcext:value-type="string">
            <text:p>155124M173200</text:p>
          </table:table-cell>
          <table:table-cell office:value-type="string" calcext:value-type="string">
            <text:p>LED RGB CLEAR 1204 SMD R/A</text:p>
          </table:table-cell>
          <table:table-cell office:value-type="string" calcext:value-type="string">
            <text:p>155124M173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1</text:p>
          </table:table-cell>
          <table:table-cell office:value-type="float" office:value="450404015514" calcext:value-type="float">
            <text:p>450404015514</text:p>
          </table:table-cell>
          <table:table-cell office:value-type="string" calcext:value-type="string">
            <text:p>732-13665-1-ND</text:p>
          </table:table-cell>
          <table:table-cell office:value-type="float" office:value="450404015514" calcext:value-type="float">
            <text:p>450404015514</text:p>
          </table:table-cell>
          <table:table-cell office:value-type="string" calcext:value-type="string">
            <text:p>MINI SLIDE SWITCH 6.7 X 2.7 MM.</text:p>
          </table:table-cell>
          <table:table-cell office:value-type="float" office:value="450404015514" calcext:value-type="float">
            <text:p>4504040155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3</text:p>
          </table:table-cell>
          <table:table-cell office:value-type="float" office:value="434153017835" calcext:value-type="float">
            <text:p>434153017835</text:p>
          </table:table-cell>
          <table:table-cell office:value-type="string" calcext:value-type="string">
            <text:p>732-10143-1-ND</text:p>
          </table:table-cell>
          <table:table-cell office:value-type="float" office:value="434153017835" calcext:value-type="float">
            <text:p>434153017835</text:p>
          </table:table-cell>
          <table:table-cell office:value-type="string" calcext:value-type="string">
            <text:p>SWITCH TACTILE SPST-NO 0.05A 12V</text:p>
          </table:table-cell>
          <table:table-cell office:value-type="float" office:value="434153017835" calcext:value-type="float">
            <text:p>43415301783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4T11:18:28.765000000</dc:date>
    <meta:editing-duration>PT1M10S</meta:editing-duration>
    <meta:editing-cycles>1</meta:editing-cycles>
    <meta:document-statistic meta:table-count="1" meta:cell-count="168" meta:object-count="0"/>
    <meta:generator>LibreOffice/6.2.5.2$Windows_X86_64 LibreOffice_project/1ec314fa52f458adc18c4f025c545a4e8b22c159</meta:generator>
  </office:meta>
</office:document-meta>
</file>